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5819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1.2146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0.839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6035in"/>
    </style:style>
    <style:style style:name="co10" style:family="table-column">
      <style:table-column-properties fo:break-before="auto" style:column-width="1.2362in"/>
    </style:style>
    <style:style style:name="co11" style:family="table-column">
      <style:table-column-properties fo:break-before="auto" style:column-width="2.0835in"/>
    </style:style>
    <style:style style:name="co12" style:family="table-column">
      <style:table-column-properties fo:break-before="auto" style:column-width="1.3543in"/>
    </style:style>
    <style:style style:name="co13" style:family="table-column">
      <style:table-column-properties fo:break-before="auto" style:column-width="0.8902in"/>
    </style:style>
    <style:style style:name="co14" style:family="table-column">
      <style:table-column-properties fo:break-before="auto" style:column-width="1.9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ompiler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clan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artdiff</text:p>
          </table:table-cell>
          <table:table-cell office:value-type="float" office:value="13.59636255804" calcext:value-type="float">
            <text:p>13.59636255804</text:p>
          </table:table-cell>
          <table:table-cell office:value-type="float" office:value="0.0946888384589607" calcext:value-type="float">
            <text:p>0.094688838458961</text:p>
          </table:table-cell>
          <table:table-cell office:value-type="float" office:value="13.59163935654" calcext:value-type="float">
            <text:p>13.59163935654</text:p>
          </table:table-cell>
          <table:table-cell office:value-type="float" office:value="287.92503046" calcext:value-type="float">
            <text:p>287.92503046</text:p>
          </table:table-cell>
          <table:table-cell office:value-type="float" office:value="1.14952202" calcext:value-type="float">
            <text:p>1.14952202</text:p>
          </table:table-cell>
          <table:table-cell office:value-type="float" office:value="13.43933716104" calcext:value-type="float">
            <text:p>13.43933716104</text:p>
          </table:table-cell>
          <table:table-cell office:value-type="float" office:value="13.75886558504" calcext:value-type="float">
            <text:p>13.75886558504</text:p>
          </table:table-cell>
        </table:table-row>
        <table:table-row table:style-name="ro1">
          <table:table-cell office:value-type="string" calcext:value-type="string">
            <text:p>cla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artdiff</text:p>
          </table:table-cell>
          <table:table-cell office:value-type="float" office:value="15.75244010994" calcext:value-type="float">
            <text:p>15.75244010994</text:p>
          </table:table-cell>
          <table:table-cell office:value-type="float" office:value="0.0574679494357973" calcext:value-type="float">
            <text:p>0.057467949435797</text:p>
          </table:table-cell>
          <table:table-cell office:value-type="float" office:value="15.74626418854" calcext:value-type="float">
            <text:p>15.74626418854</text:p>
          </table:table-cell>
          <table:table-cell office:value-type="float" office:value="235.75997336" calcext:value-type="float">
            <text:p>235.75997336</text:p>
          </table:table-cell>
          <table:table-cell office:value-type="float" office:value="1.14387712" calcext:value-type="float">
            <text:p>1.14387712</text:p>
          </table:table-cell>
          <table:table-cell office:value-type="float" office:value="15.66622904204" calcext:value-type="float">
            <text:p>15.66622904204</text:p>
          </table:table-cell>
          <table:table-cell office:value-type="float" office:value="15.85777804504" calcext:value-type="float">
            <text:p>15.85777804504</text:p>
          </table:table-cell>
        </table:table-row>
        <table:table-row table:style-name="ro1">
          <table:table-cell office:value-type="string" calcext:value-type="string">
            <text:p>cla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diff</text:p>
          </table:table-cell>
          <table:table-cell office:value-type="float" office:value="17.17108462714" calcext:value-type="float">
            <text:p>17.17108462714</text:p>
          </table:table-cell>
          <table:table-cell office:value-type="float" office:value="0.0472092236197513" calcext:value-type="float">
            <text:p>0.047209223619751</text:p>
          </table:table-cell>
          <table:table-cell office:value-type="float" office:value="17.16634928054" calcext:value-type="float">
            <text:p>17.16634928054</text:p>
          </table:table-cell>
          <table:table-cell office:value-type="float" office:value="188.81915396" calcext:value-type="float">
            <text:p>188.81915396</text:p>
          </table:table-cell>
          <table:table-cell office:value-type="float" office:value="1.14486122" calcext:value-type="float">
            <text:p>1.14486122</text:p>
          </table:table-cell>
          <table:table-cell office:value-type="float" office:value="17.11866954004" calcext:value-type="float">
            <text:p>17.11866954004</text:p>
          </table:table-cell>
          <table:table-cell office:value-type="float" office:value="17.27982118304" calcext:value-type="float">
            <text:p>17.27982118304</text:p>
          </table:table-cell>
        </table:table-row>
        <table:table-row table:style-name="ro1">
          <table:table-cell office:value-type="string" calcext:value-type="string">
            <text:p>cla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tdiff</text:p>
          </table:table-cell>
          <table:table-cell office:value-type="float" office:value="31.30536285684" calcext:value-type="float">
            <text:p>31.30536285684</text:p>
          </table:table-cell>
          <table:table-cell office:value-type="float" office:value="0.0331098012625031" calcext:value-type="float">
            <text:p>0.033109801262503</text:p>
          </table:table-cell>
          <table:table-cell office:value-type="float" office:value="31.31374775504" calcext:value-type="float">
            <text:p>31.31374775504</text:p>
          </table:table-cell>
          <table:table-cell office:value-type="float" office:value="179.17203526" calcext:value-type="float">
            <text:p>179.17203526</text:p>
          </table:table-cell>
          <table:table-cell office:value-type="float" office:value="1.14617932" calcext:value-type="float">
            <text:p>1.14617932</text:p>
          </table:table-cell>
          <table:table-cell office:value-type="float" office:value="31.23001748904" calcext:value-type="float">
            <text:p>31.23001748904</text:p>
          </table:table-cell>
          <table:table-cell office:value-type="float" office:value="31.34286712804" calcext:value-type="float">
            <text:p>31.34286712804</text:p>
          </table:table-cell>
        </table:table-row>
        <table:table-row table:style-name="ro1">
          <table:table-cell office:value-type="string" calcext:value-type="string">
            <text:p>cla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diff</text:p>
          </table:table-cell>
          <table:table-cell office:value-type="float" office:value="60.98463024794" calcext:value-type="float">
            <text:p>60.98463024794</text:p>
          </table:table-cell>
          <table:table-cell office:value-type="float" office:value="0.313572205070244" calcext:value-type="float">
            <text:p>0.313572205070244</text:p>
          </table:table-cell>
          <table:table-cell office:value-type="float" office:value="60.86133620854" calcext:value-type="float">
            <text:p>60.86133620854</text:p>
          </table:table-cell>
          <table:table-cell office:value-type="float" office:value="178.61761076" calcext:value-type="float">
            <text:p>178.61761076</text:p>
          </table:table-cell>
          <table:table-cell office:value-type="float" office:value="1.13212132" calcext:value-type="float">
            <text:p>1.13212132</text:p>
          </table:table-cell>
          <table:table-cell office:value-type="float" office:value="60.68225250404" calcext:value-type="float">
            <text:p>60.68225250404</text:p>
          </table:table-cell>
          <table:table-cell office:value-type="float" office:value="61.59361374604" calcext:value-type="float">
            <text:p>61.59361374604</text:p>
          </table:table-cell>
        </table:table-row>
        <table:table-row table:style-name="ro1">
          <table:table-cell office:value-type="string" calcext:value-type="string">
            <text:p>cl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diff</text:p>
          </table:table-cell>
          <table:table-cell office:value-type="float" office:value="90.49036261484" calcext:value-type="float">
            <text:p>90.49036261484</text:p>
          </table:table-cell>
          <table:table-cell office:value-type="float" office:value="0.188738037640731" calcext:value-type="float">
            <text:p>0.188738037640731</text:p>
          </table:table-cell>
          <table:table-cell office:value-type="float" office:value="90.43997305854" calcext:value-type="float">
            <text:p>90.43997305854</text:p>
          </table:table-cell>
          <table:table-cell office:value-type="float" office:value="178.14212946" calcext:value-type="float">
            <text:p>178.14212946</text:p>
          </table:table-cell>
          <table:table-cell office:value-type="float" office:value="1.13501182" calcext:value-type="float">
            <text:p>1.13501182</text:p>
          </table:table-cell>
          <table:table-cell office:value-type="float" office:value="90.27464805704" calcext:value-type="float">
            <text:p>90.27464805704</text:p>
          </table:table-cell>
          <table:table-cell office:value-type="float" office:value="90.76684076804" calcext:value-type="float">
            <text:p>90.76684076804</text:p>
          </table:table-cell>
        </table:table-row>
        <table:table-row table:style-name="ro1">
          <table:table-cell office:value-type="string" calcext:value-type="string">
            <text:p>cl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diff</text:p>
          </table:table-cell>
          <table:table-cell office:value-type="float" office:value="179.39959085384" calcext:value-type="float">
            <text:p>179.39959085384</text:p>
          </table:table-cell>
          <table:table-cell office:value-type="float" office:value="0.199042086763836" calcext:value-type="float">
            <text:p>0.199042086763836</text:p>
          </table:table-cell>
          <table:table-cell office:value-type="float" office:value="179.34911642554" calcext:value-type="float">
            <text:p>179.34911642554</text:p>
          </table:table-cell>
          <table:table-cell office:value-type="float" office:value="178.06852806" calcext:value-type="float">
            <text:p>178.06852806</text:p>
          </table:table-cell>
          <table:table-cell office:value-type="float" office:value="1.13796992" calcext:value-type="float">
            <text:p>1.13796992</text:p>
          </table:table-cell>
          <table:table-cell office:value-type="float" office:value="179.11290410904" calcext:value-type="float">
            <text:p>179.11290410904</text:p>
          </table:table-cell>
          <table:table-cell office:value-type="float" office:value="179.75247342304" calcext:value-type="float">
            <text:p>179.75247342304</text:p>
          </table:table-cell>
        </table:table-row>
        <table:table-row table:style-name="ro1">
          <table:table-cell office:value-type="string" calcext:value-type="string">
            <text:p>clan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artdiff_blatt3_threaded</text:p>
          </table:table-cell>
          <table:table-cell office:value-type="float" office:value="13.43685195684" calcext:value-type="float">
            <text:p>13.43685195684</text:p>
          </table:table-cell>
          <table:table-cell office:value-type="float" office:value="0.104028075109272" calcext:value-type="float">
            <text:p>0.104028075109272</text:p>
          </table:table-cell>
          <table:table-cell office:value-type="float" office:value="13.42848087104" calcext:value-type="float">
            <text:p>13.42848087104</text:p>
          </table:table-cell>
          <table:table-cell office:value-type="float" office:value="277.00988516" calcext:value-type="float">
            <text:p>277.00988516</text:p>
          </table:table-cell>
          <table:table-cell office:value-type="float" office:value="1.15344192" calcext:value-type="float">
            <text:p>1.15344192</text:p>
          </table:table-cell>
          <table:table-cell office:value-type="float" office:value="13.32065484604" calcext:value-type="float">
            <text:p>13.32065484604</text:p>
          </table:table-cell>
          <table:table-cell office:value-type="float" office:value="13.63114937904" calcext:value-type="float">
            <text:p>13.63114937904</text:p>
          </table:table-cell>
        </table:table-row>
        <table:table-row table:style-name="ro1">
          <table:table-cell office:value-type="string" calcext:value-type="string">
            <text:p>cla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artdiff_blatt3_threaded</text:p>
          </table:table-cell>
          <table:table-cell office:value-type="float" office:value="15.66766768944" calcext:value-type="float">
            <text:p>15.66766768944</text:p>
          </table:table-cell>
          <table:table-cell office:value-type="float" office:value="0.0334807413056009" calcext:value-type="float">
            <text:p>0.033480741305601</text:p>
          </table:table-cell>
          <table:table-cell office:value-type="float" office:value="15.65986645254" calcext:value-type="float">
            <text:p>15.65986645254</text:p>
          </table:table-cell>
          <table:table-cell office:value-type="float" office:value="229.71524176" calcext:value-type="float">
            <text:p>229.71524176</text:p>
          </table:table-cell>
          <table:table-cell office:value-type="float" office:value="1.15521362" calcext:value-type="float">
            <text:p>1.15521362</text:p>
          </table:table-cell>
          <table:table-cell office:value-type="float" office:value="15.63975602504" calcext:value-type="float">
            <text:p>15.63975602504</text:p>
          </table:table-cell>
          <table:table-cell office:value-type="float" office:value="15.75251988704" calcext:value-type="float">
            <text:p>15.75251988704</text:p>
          </table:table-cell>
        </table:table-row>
        <table:table-row table:style-name="ro1">
          <table:table-cell office:value-type="string" calcext:value-type="string">
            <text:p>cla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diff_blatt3_threaded</text:p>
          </table:table-cell>
          <table:table-cell office:value-type="float" office:value="17.16833672074" calcext:value-type="float">
            <text:p>17.16833672074</text:p>
          </table:table-cell>
          <table:table-cell office:value-type="float" office:value="0.0474911282580792" calcext:value-type="float">
            <text:p>0.047491128258079</text:p>
          </table:table-cell>
          <table:table-cell office:value-type="float" office:value="17.15712442654" calcext:value-type="float">
            <text:p>17.15712442654</text:p>
          </table:table-cell>
          <table:table-cell office:value-type="float" office:value="184.84339546" calcext:value-type="float">
            <text:p>184.84339546</text:p>
          </table:table-cell>
          <table:table-cell office:value-type="float" office:value="1.15777712" calcext:value-type="float">
            <text:p>1.15777712</text:p>
          </table:table-cell>
          <table:table-cell office:value-type="float" office:value="17.12287838204" calcext:value-type="float">
            <text:p>17.12287838204</text:p>
          </table:table-cell>
          <table:table-cell office:value-type="float" office:value="17.28928046504" calcext:value-type="float">
            <text:p>17.28928046504</text:p>
          </table:table-cell>
        </table:table-row>
        <table:table-row table:style-name="ro1">
          <table:table-cell office:value-type="string" calcext:value-type="string">
            <text:p>cla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tdiff_blatt3_threaded</text:p>
          </table:table-cell>
          <table:table-cell office:value-type="float" office:value="30.95138420764" calcext:value-type="float">
            <text:p>30.95138420764</text:p>
          </table:table-cell>
          <table:table-cell office:value-type="float" office:value="0.0544445297781303" calcext:value-type="float">
            <text:p>0.05444452977813</text:p>
          </table:table-cell>
          <table:table-cell office:value-type="float" office:value="30.96842296354" calcext:value-type="float">
            <text:p>30.96842296354</text:p>
          </table:table-cell>
          <table:table-cell office:value-type="float" office:value="175.31281416" calcext:value-type="float">
            <text:p>175.31281416</text:p>
          </table:table-cell>
          <table:table-cell office:value-type="float" office:value="1.15644312" calcext:value-type="float">
            <text:p>1.15644312</text:p>
          </table:table-cell>
          <table:table-cell office:value-type="float" office:value="30.81704441104" calcext:value-type="float">
            <text:p>30.81704441104</text:p>
          </table:table-cell>
          <table:table-cell office:value-type="float" office:value="31.00908153704" calcext:value-type="float">
            <text:p>31.00908153704</text:p>
          </table:table-cell>
        </table:table-row>
        <table:table-row table:style-name="ro1">
          <table:table-cell office:value-type="string" calcext:value-type="string">
            <text:p>cla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diff_blatt3_threaded</text:p>
          </table:table-cell>
          <table:table-cell office:value-type="float" office:value="59.77286485794" calcext:value-type="float">
            <text:p>59.77286485794</text:p>
          </table:table-cell>
          <table:table-cell office:value-type="float" office:value="0.0973970849368444" calcext:value-type="float">
            <text:p>0.097397084936844</text:p>
          </table:table-cell>
          <table:table-cell office:value-type="float" office:value="59.78862889554" calcext:value-type="float">
            <text:p>59.78862889554</text:p>
          </table:table-cell>
          <table:table-cell office:value-type="float" office:value="174.23808486" calcext:value-type="float">
            <text:p>174.23808486</text:p>
          </table:table-cell>
          <table:table-cell office:value-type="float" office:value="1.15389232" calcext:value-type="float">
            <text:p>1.15389232</text:p>
          </table:table-cell>
          <table:table-cell office:value-type="float" office:value="59.57626466204" calcext:value-type="float">
            <text:p>59.57626466204</text:p>
          </table:table-cell>
          <table:table-cell office:value-type="float" office:value="59.89563635504" calcext:value-type="float">
            <text:p>59.89563635504</text:p>
          </table:table-cell>
        </table:table-row>
        <table:table-row table:style-name="ro1">
          <table:table-cell office:value-type="string" calcext:value-type="string">
            <text:p>cl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diff_blatt3_threaded</text:p>
          </table:table-cell>
          <table:table-cell office:value-type="float" office:value="88.74163652064" calcext:value-type="float">
            <text:p>88.74163652064</text:p>
          </table:table-cell>
          <table:table-cell office:value-type="float" office:value="0.12591277348949" calcext:value-type="float">
            <text:p>0.12591277348949</text:p>
          </table:table-cell>
          <table:table-cell office:value-type="float" office:value="88.72371855554" calcext:value-type="float">
            <text:p>88.72371855554</text:p>
          </table:table-cell>
          <table:table-cell office:value-type="float" office:value="174.23658356" calcext:value-type="float">
            <text:p>174.23658356</text:p>
          </table:table-cell>
          <table:table-cell office:value-type="float" office:value="1.16726392" calcext:value-type="float">
            <text:p>1.16726392</text:p>
          </table:table-cell>
          <table:table-cell office:value-type="float" office:value="88.48302469004" calcext:value-type="float">
            <text:p>88.48302469004</text:p>
          </table:table-cell>
          <table:table-cell office:value-type="float" office:value="88.90751968604" calcext:value-type="float">
            <text:p>88.90751968604</text:p>
          </table:table-cell>
        </table:table-row>
        <table:table-row table:style-name="ro1">
          <table:table-cell office:value-type="string" calcext:value-type="string">
            <text:p>cl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diff_blatt3_threaded</text:p>
          </table:table-cell>
          <table:table-cell office:value-type="float" office:value="175.72608776044" calcext:value-type="float">
            <text:p>175.72608776044</text:p>
          </table:table-cell>
          <table:table-cell office:value-type="float" office:value="0.246834953549086" calcext:value-type="float">
            <text:p>0.246834953549086</text:p>
          </table:table-cell>
          <table:table-cell office:value-type="float" office:value="175.63878779754" calcext:value-type="float">
            <text:p>175.63878779754</text:p>
          </table:table-cell>
          <table:table-cell office:value-type="float" office:value="174.39284356" calcext:value-type="float">
            <text:p>174.39284356</text:p>
          </table:table-cell>
          <table:table-cell office:value-type="float" office:value="1.14461132" calcext:value-type="float">
            <text:p>1.14461132</text:p>
          </table:table-cell>
          <table:table-cell office:value-type="float" office:value="175.51123490504" calcext:value-type="float">
            <text:p>175.51123490504</text:p>
          </table:table-cell>
          <table:table-cell office:value-type="float" office:value="176.16804859304" calcext:value-type="float">
            <text:p>176.16804859304</text:p>
          </table:table-cell>
        </table:table-row>
        <table:table-row table:style-name="ro1">
          <table:table-cell office:value-type="string" calcext:value-type="string">
            <text:p>cl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diff_orig</text:p>
          </table:table-cell>
          <table:table-cell office:value-type="float" office:value="172.19151149064" calcext:value-type="float">
            <text:p>172.19151149064</text:p>
          </table:table-cell>
          <table:table-cell office:value-type="float" office:value="0.683020865365724" calcext:value-type="float">
            <text:p>0.683020865365724</text:p>
          </table:table-cell>
          <table:table-cell office:value-type="float" office:value="172.10922653254" calcext:value-type="float">
            <text:p>172.10922653254</text:p>
          </table:table-cell>
          <table:table-cell office:value-type="float" office:value="170.87998126" calcext:value-type="float">
            <text:p>170.87998126</text:p>
          </table:table-cell>
          <table:table-cell office:value-type="float" office:value="1.12417932" calcext:value-type="float">
            <text:p>1.12417932</text:p>
          </table:table-cell>
          <table:table-cell office:value-type="float" office:value="171.30200099404" calcext:value-type="float">
            <text:p>171.30200099404</text:p>
          </table:table-cell>
          <table:table-cell office:value-type="float" office:value="173.47633186404" calcext:value-type="float">
            <text:p>173.47633186404</text:p>
          </table:table-cell>
        </table:table-row>
        <table:table-row table:style-name="ro1">
          <table:table-cell office:value-type="string" calcext:value-type="string">
            <text:p>gc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artdiff</text:p>
          </table:table-cell>
          <table:table-cell office:value-type="float" office:value="12.71239818884" calcext:value-type="float">
            <text:p>12.71239818884</text:p>
          </table:table-cell>
          <table:table-cell office:value-type="float" office:value="0.0346581870814594" calcext:value-type="float">
            <text:p>0.03465818708146</text:p>
          </table:table-cell>
          <table:table-cell office:value-type="float" office:value="12.69514655604" calcext:value-type="float">
            <text:p>12.69514655604</text:p>
          </table:table-cell>
          <table:table-cell office:value-type="float" office:value="269.69500376" calcext:value-type="float">
            <text:p>269.69500376</text:p>
          </table:table-cell>
          <table:table-cell office:value-type="float" office:value="1.13379762" calcext:value-type="float">
            <text:p>1.13379762</text:p>
          </table:table-cell>
          <table:table-cell office:value-type="float" office:value="12.68011121004" calcext:value-type="float">
            <text:p>12.68011121004</text:p>
          </table:table-cell>
          <table:table-cell office:value-type="float" office:value="12.79272635504" calcext:value-type="float">
            <text:p>12.79272635504</text:p>
          </table:table-cell>
        </table:table-row>
        <table:table-row table:style-name="ro1">
          <table:table-cell office:value-type="string" calcext:value-type="string">
            <text:p>gc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artdiff</text:p>
          </table:table-cell>
          <table:table-cell office:value-type="float" office:value="14.97475997204" calcext:value-type="float">
            <text:p>14.97475997204</text:p>
          </table:table-cell>
          <table:table-cell office:value-type="float" office:value="0.0595774409390944" calcext:value-type="float">
            <text:p>0.059577440939094</text:p>
          </table:table-cell>
          <table:table-cell office:value-type="float" office:value="14.97920002704" calcext:value-type="float">
            <text:p>14.97920002704</text:p>
          </table:table-cell>
          <table:table-cell office:value-type="float" office:value="223.16070376" calcext:value-type="float">
            <text:p>223.16070376</text:p>
          </table:table-cell>
          <table:table-cell office:value-type="float" office:value="1.14990272" calcext:value-type="float">
            <text:p>1.14990272</text:p>
          </table:table-cell>
          <table:table-cell office:value-type="float" office:value="14.90632353404" calcext:value-type="float">
            <text:p>14.90632353404</text:p>
          </table:table-cell>
          <table:table-cell office:value-type="float" office:value="15.05950718504" calcext:value-type="float">
            <text:p>15.05950718504</text:p>
          </table:table-cell>
        </table:table-row>
        <table:table-row table:style-name="ro1">
          <table:table-cell office:value-type="string" calcext:value-type="string">
            <text:p>gc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diff</text:p>
          </table:table-cell>
          <table:table-cell office:value-type="float" office:value="16.57227787534" calcext:value-type="float">
            <text:p>16.57227787534</text:p>
          </table:table-cell>
          <table:table-cell office:value-type="float" office:value="0.0962364797177867" calcext:value-type="float">
            <text:p>0.096236479717787</text:p>
          </table:table-cell>
          <table:table-cell office:value-type="float" office:value="16.54434414954" calcext:value-type="float">
            <text:p>16.54434414954</text:p>
          </table:table-cell>
          <table:table-cell office:value-type="float" office:value="181.23691126" calcext:value-type="float">
            <text:p>181.23691126</text:p>
          </table:table-cell>
          <table:table-cell office:value-type="float" office:value="1.14799192" calcext:value-type="float">
            <text:p>1.14799192</text:p>
          </table:table-cell>
          <table:table-cell office:value-type="float" office:value="16.49910065304" calcext:value-type="float">
            <text:p>16.49910065304</text:p>
          </table:table-cell>
          <table:table-cell office:value-type="float" office:value="16.84165056404" calcext:value-type="float">
            <text:p>16.84165056404</text:p>
          </table:table-cell>
        </table:table-row>
        <table:table-row table:style-name="ro1">
          <table:table-cell office:value-type="string" calcext:value-type="string">
            <text:p>gc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tdiff</text:p>
          </table:table-cell>
          <table:table-cell office:value-type="float" office:value="30.02385867624" calcext:value-type="float">
            <text:p>30.02385867624</text:p>
          </table:table-cell>
          <table:table-cell office:value-type="float" office:value="0.459445578174093" calcext:value-type="float">
            <text:p>0.459445578174093</text:p>
          </table:table-cell>
          <table:table-cell office:value-type="float" office:value="29.88198183054" calcext:value-type="float">
            <text:p>29.88198183054</text:p>
          </table:table-cell>
          <table:table-cell office:value-type="float" office:value="170.97091646" calcext:value-type="float">
            <text:p>170.97091646</text:p>
          </table:table-cell>
          <table:table-cell office:value-type="float" office:value="1.14423092" calcext:value-type="float">
            <text:p>1.14423092</text:p>
          </table:table-cell>
          <table:table-cell office:value-type="float" office:value="29.85032508804" calcext:value-type="float">
            <text:p>29.85032508804</text:p>
          </table:table-cell>
          <table:table-cell office:value-type="float" office:value="31.33053508204" calcext:value-type="float">
            <text:p>31.33053508204</text:p>
          </table:table-cell>
        </table:table-row>
        <table:table-row table:style-name="ro1">
          <table:table-cell office:value-type="string" calcext:value-type="string">
            <text:p>g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diff</text:p>
          </table:table-cell>
          <table:table-cell office:value-type="float" office:value="58.20391471184" calcext:value-type="float">
            <text:p>58.20391471184</text:p>
          </table:table-cell>
          <table:table-cell office:value-type="float" office:value="0.352010290453773" calcext:value-type="float">
            <text:p>0.352010290453773</text:p>
          </table:table-cell>
          <table:table-cell office:value-type="float" office:value="58.08187528304" calcext:value-type="float">
            <text:p>58.08187528304</text:p>
          </table:table-cell>
          <table:table-cell office:value-type="float" office:value="169.99746016" calcext:value-type="float">
            <text:p>169.99746016</text:p>
          </table:table-cell>
          <table:table-cell office:value-type="float" office:value="1.13116962" calcext:value-type="float">
            <text:p>1.13116962</text:p>
          </table:table-cell>
          <table:table-cell office:value-type="float" office:value="57.98396367204" calcext:value-type="float">
            <text:p>57.98396367204</text:p>
          </table:table-cell>
          <table:table-cell office:value-type="float" office:value="59.18829512604" calcext:value-type="float">
            <text:p>59.18829512604</text:p>
          </table:table-cell>
        </table:table-row>
        <table:table-row table:style-name="ro1">
          <table:table-cell office:value-type="string" calcext:value-type="string">
            <text:p>g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diff</text:p>
          </table:table-cell>
          <table:table-cell office:value-type="float" office:value="86.32766707104" calcext:value-type="float">
            <text:p>86.32766707104</text:p>
          </table:table-cell>
          <table:table-cell office:value-type="float" office:value="0.133639178430827" calcext:value-type="float">
            <text:p>0.133639178430827</text:p>
          </table:table-cell>
          <table:table-cell office:value-type="float" office:value="86.35798010604" calcext:value-type="float">
            <text:p>86.35798010604</text:p>
          </table:table-cell>
          <table:table-cell office:value-type="float" office:value="169.81350536" calcext:value-type="float">
            <text:p>169.81350536</text:p>
          </table:table-cell>
          <table:table-cell office:value-type="float" office:value="1.14402882" calcext:value-type="float">
            <text:p>1.14402882</text:p>
          </table:table-cell>
          <table:table-cell office:value-type="float" office:value="86.15747190304" calcext:value-type="float">
            <text:p>86.15747190304</text:p>
          </table:table-cell>
          <table:table-cell office:value-type="float" office:value="86.57298382804" calcext:value-type="float">
            <text:p>86.57298382804</text:p>
          </table:table-cell>
        </table:table-row>
        <table:table-row table:style-name="ro1">
          <table:table-cell office:value-type="string" calcext:value-type="string">
            <text:p>g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diff</text:p>
          </table:table-cell>
          <table:table-cell office:value-type="float" office:value="171.31972296214" calcext:value-type="float">
            <text:p>171.31972296214</text:p>
          </table:table-cell>
          <table:table-cell office:value-type="float" office:value="0.137827494259953" calcext:value-type="float">
            <text:p>0.137827494259953</text:p>
          </table:table-cell>
          <table:table-cell office:value-type="float" office:value="171.28433773354" calcext:value-type="float">
            <text:p>171.28433773354</text:p>
          </table:table-cell>
          <table:table-cell office:value-type="float" office:value="169.99482126" calcext:value-type="float">
            <text:p>169.99482126</text:p>
          </table:table-cell>
          <table:table-cell office:value-type="float" office:value="1.13744562" calcext:value-type="float">
            <text:p>1.13744562</text:p>
          </table:table-cell>
          <table:table-cell office:value-type="float" office:value="171.24405951904" calcext:value-type="float">
            <text:p>171.24405951904</text:p>
          </table:table-cell>
          <table:table-cell office:value-type="float" office:value="171.70675061404" calcext:value-type="float">
            <text:p>171.70675061404</text:p>
          </table:table-cell>
        </table:table-row>
        <table:table-row table:style-name="ro1">
          <table:table-cell office:value-type="string" calcext:value-type="string">
            <text:p>gc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diff_blatt3_threaded</text:p>
          </table:table-cell>
          <table:table-cell office:value-type="float" office:value="6.46202157794" calcext:value-type="float">
            <text:p>6.46202157794</text:p>
          </table:table-cell>
          <table:table-cell office:value-type="float" office:value="0.0825789817761689" calcext:value-type="float">
            <text:p>0.082578981776169</text:p>
          </table:table-cell>
          <table:table-cell office:value-type="float" office:value="6.43643716354" calcext:value-type="float">
            <text:p>6.43643716354</text:p>
          </table:table-cell>
          <table:table-cell office:value-type="float" office:value="58.96193026" calcext:value-type="float">
            <text:p>58.96193026</text:p>
          </table:table-cell>
          <table:table-cell office:value-type="float" office:value="1.14434312" calcext:value-type="float">
            <text:p>1.14434312</text:p>
          </table:table-cell>
          <table:table-cell office:value-type="float" office:value="6.42289877104" calcext:value-type="float">
            <text:p>6.42289877104</text:p>
          </table:table-cell>
          <table:table-cell office:value-type="float" office:value="6.69522632104" calcext:value-type="float">
            <text:p>6.69522632104</text:p>
          </table:table-cell>
        </table:table-row>
        <table:table-row table:style-name="ro1">
          <table:table-cell office:value-type="string" calcext:value-type="string">
            <text:p>gc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artdiff_blatt3_threaded</text:p>
          </table:table-cell>
          <table:table-cell office:value-type="float" office:value="6.57473246744" calcext:value-type="float">
            <text:p>6.57473246744</text:p>
          </table:table-cell>
          <table:table-cell office:value-type="float" office:value="0.0265704547958927" calcext:value-type="float">
            <text:p>0.026570454795893</text:p>
          </table:table-cell>
          <table:table-cell office:value-type="float" office:value="6.56770273904" calcext:value-type="float">
            <text:p>6.56770273904</text:p>
          </table:table-cell>
          <table:table-cell office:value-type="float" office:value="81.44736636" calcext:value-type="float">
            <text:p>81.44736636</text:p>
          </table:table-cell>
          <table:table-cell office:value-type="float" office:value="1.13650072" calcext:value-type="float">
            <text:p>1.13650072</text:p>
          </table:table-cell>
          <table:table-cell office:value-type="float" office:value="6.54373701704" calcext:value-type="float">
            <text:p>6.54373701704</text:p>
          </table:table-cell>
          <table:table-cell office:value-type="float" office:value="6.61557669504" calcext:value-type="float">
            <text:p>6.61557669504</text:p>
          </table:table-cell>
        </table:table-row>
        <table:table-row table:style-name="ro1">
          <table:table-cell office:value-type="string" calcext:value-type="string">
            <text:p>gc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artdiff_blatt3_threaded</text:p>
          </table:table-cell>
          <table:table-cell office:value-type="float" office:value="6.59083816754" calcext:value-type="float">
            <text:p>6.59083816754</text:p>
          </table:table-cell>
          <table:table-cell office:value-type="float" office:value="0.0350132108118007" calcext:value-type="float">
            <text:p>0.035013210811801</text:p>
          </table:table-cell>
          <table:table-cell office:value-type="float" office:value="6.58163714604" calcext:value-type="float">
            <text:p>6.58163714604</text:p>
          </table:table-cell>
          <table:table-cell office:value-type="float" office:value="120.36053896" calcext:value-type="float">
            <text:p>120.36053896</text:p>
          </table:table-cell>
          <table:table-cell office:value-type="float" office:value="1.14646572" calcext:value-type="float">
            <text:p>1.14646572</text:p>
          </table:table-cell>
          <table:table-cell office:value-type="float" office:value="6.55725491704" calcext:value-type="float">
            <text:p>6.55725491704</text:p>
          </table:table-cell>
          <table:table-cell office:value-type="float" office:value="6.66846234404" calcext:value-type="float">
            <text:p>6.66846234404</text:p>
          </table:table-cell>
        </table:table-row>
        <table:table-row table:style-name="ro1">
          <table:table-cell office:value-type="string" calcext:value-type="string">
            <text:p>gc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tdiff_blatt3_threaded</text:p>
          </table:table-cell>
          <table:table-cell office:value-type="float" office:value="7.41312455584" calcext:value-type="float">
            <text:p>7.41312455584</text:p>
          </table:table-cell>
          <table:table-cell office:value-type="float" office:value="0.027004706815615" calcext:value-type="float">
            <text:p>0.027004706815615</text:p>
          </table:table-cell>
          <table:table-cell office:value-type="float" office:value="7.40875805904" calcext:value-type="float">
            <text:p>7.40875805904</text:p>
          </table:table-cell>
          <table:table-cell office:value-type="float" office:value="35.47007496" calcext:value-type="float">
            <text:p>35.47007496</text:p>
          </table:table-cell>
          <table:table-cell office:value-type="float" office:value="1.13928612" calcext:value-type="float">
            <text:p>1.13928612</text:p>
          </table:table-cell>
          <table:table-cell office:value-type="float" office:value="7.37010546404" calcext:value-type="float">
            <text:p>7.37010546404</text:p>
          </table:table-cell>
          <table:table-cell office:value-type="float" office:value="7.44620329204" calcext:value-type="float">
            <text:p>7.44620329204</text:p>
          </table:table-cell>
        </table:table-row>
        <table:table-row table:style-name="ro1">
          <table:table-cell office:value-type="string" calcext:value-type="string">
            <text:p>g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diff_blatt3_threaded</text:p>
          </table:table-cell>
          <table:table-cell office:value-type="float" office:value="12.69354787644" calcext:value-type="float">
            <text:p>12.69354787644</text:p>
          </table:table-cell>
          <table:table-cell office:value-type="float" office:value="0.0700728531082681" calcext:value-type="float">
            <text:p>0.070072853108268</text:p>
          </table:table-cell>
          <table:table-cell office:value-type="float" office:value="12.71320466304" calcext:value-type="float">
            <text:p>12.71320466304</text:p>
          </table:table-cell>
          <table:table-cell office:value-type="float" office:value="33.51653196" calcext:value-type="float">
            <text:p>33.51653196</text:p>
          </table:table-cell>
          <table:table-cell office:value-type="float" office:value="1.13927292" calcext:value-type="float">
            <text:p>1.13927292</text:p>
          </table:table-cell>
          <table:table-cell office:value-type="float" office:value="12.51736705504" calcext:value-type="float">
            <text:p>12.51736705504</text:p>
          </table:table-cell>
          <table:table-cell office:value-type="float" office:value="12.75509451304" calcext:value-type="float">
            <text:p>12.75509451304</text:p>
          </table:table-cell>
        </table:table-row>
        <table:table-row table:style-name="ro1">
          <table:table-cell office:value-type="string" calcext:value-type="string">
            <text:p>g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diff_blatt3_threaded</text:p>
          </table:table-cell>
          <table:table-cell office:value-type="float" office:value="18.27218406554" calcext:value-type="float">
            <text:p>18.27218406554</text:p>
          </table:table-cell>
          <table:table-cell office:value-type="float" office:value="0.0467173525429516" calcext:value-type="float">
            <text:p>0.046717352542952</text:p>
          </table:table-cell>
          <table:table-cell office:value-type="float" office:value="18.25486007254" calcext:value-type="float">
            <text:p>18.25486007254</text:p>
          </table:table-cell>
          <table:table-cell office:value-type="float" office:value="33.56280306" calcext:value-type="float">
            <text:p>33.56280306</text:p>
          </table:table-cell>
          <table:table-cell office:value-type="float" office:value="1.14169572" calcext:value-type="float">
            <text:p>1.14169572</text:p>
          </table:table-cell>
          <table:table-cell office:value-type="float" office:value="18.22894193204" calcext:value-type="float">
            <text:p>18.22894193204</text:p>
          </table:table-cell>
          <table:table-cell office:value-type="float" office:value="18.38371140604" calcext:value-type="float">
            <text:p>18.38371140604</text:p>
          </table:table-cell>
        </table:table-row>
        <table:table-row table:style-name="ro1">
          <table:table-cell office:value-type="string" calcext:value-type="string">
            <text:p>g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diff_blatt3_threaded</text:p>
          </table:table-cell>
          <table:table-cell office:value-type="float" office:value="35.17350047884" calcext:value-type="float">
            <text:p>35.17350047884</text:p>
          </table:table-cell>
          <table:table-cell office:value-type="float" office:value="0.21541854315963" calcext:value-type="float">
            <text:p>0.21541854315963</text:p>
          </table:table-cell>
          <table:table-cell office:value-type="float" office:value="35.15577079004" calcext:value-type="float">
            <text:p>35.15577079004</text:p>
          </table:table-cell>
          <table:table-cell office:value-type="float" office:value="33.96671116" calcext:value-type="float">
            <text:p>33.96671116</text:p>
          </table:table-cell>
          <table:table-cell office:value-type="float" office:value="1.13755502" calcext:value-type="float">
            <text:p>1.13755502</text:p>
          </table:table-cell>
          <table:table-cell office:value-type="float" office:value="34.82113297804" calcext:value-type="float">
            <text:p>34.82113297804</text:p>
          </table:table-cell>
          <table:table-cell office:value-type="float" office:value="35.49754209004" calcext:value-type="float">
            <text:p>35.49754209004</text:p>
          </table:table-cell>
        </table:table-row>
        <table:table-row table:style-name="ro1">
          <table:table-cell office:value-type="string" calcext:value-type="string">
            <text:p>g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diff_orig</text:p>
          </table:table-cell>
          <table:table-cell office:value-type="float" office:value="171.67720489554" calcext:value-type="float">
            <text:p>171.67720489554</text:p>
          </table:table-cell>
          <table:table-cell office:value-type="float" office:value="0.60193035053654" calcext:value-type="float">
            <text:p>0.60193035053654</text:p>
          </table:table-cell>
          <table:table-cell office:value-type="float" office:value="171.44820963804" calcext:value-type="float">
            <text:p>171.44820963804</text:p>
          </table:table-cell>
          <table:table-cell office:value-type="float" office:value="170.34867766" calcext:value-type="float">
            <text:p>170.34867766</text:p>
          </table:table-cell>
          <table:table-cell office:value-type="float" office:value="1.12431782" calcext:value-type="float">
            <text:p>1.12431782</text:p>
          </table:table-cell>
          <table:table-cell office:value-type="float" office:value="171.38893299104" calcext:value-type="float">
            <text:p>171.38893299104</text:p>
          </table:table-cell>
          <table:table-cell office:value-type="float" office:value="173.36441731704" calcext:value-type="float">
            <text:p>173.36441731704</text:p>
          </table:table-cell>
        </table:table-row>
      </table:table>
      <table:table table:name="Sheet2" table:style-name="ta1">
        <table:shapes>
          <draw:frame draw:z-index="0" draw:style-name="gr1" draw:text-style-name="P1" svg:width="10in" svg:height="7.0701in" svg:x="0.6476in" svg:y="2.0079in">
            <draw:object draw:notify-on-update-of-ranges="Sheet2.A1:Sheet2.A1 Sheet2.A2:Sheet2.A8 Sheet2.B1:Sheet2.B1 Sheet2.B2:Sheet2.B8 Sheet2.C1:Sheet2.C1 Sheet2.C2:Sheet2.C8 Sheet2.E1:Sheet2.E1 Sheet2.E2:Sheet2.E8 Sheet2.F1:Sheet2.F1 Sheet2.F2:Sheet2.F8 Sheet2.G1:Sheet2.G1 Sheet2.G2:Sheet2.G8 Sheet2.D1:Sheet2.D1 Sheet2.D2:Sheet2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partdiff - clang</text:p>
          </table:table-cell>
          <table:table-cell office:value-type="string" calcext:value-type="string">
            <text:p>partdiff_blatt3_threaded – clang</text:p>
          </table:table-cell>
          <table:table-cell office:value-type="string" calcext:value-type="string">
            <text:p>partdiff_orig – clang</text:p>
          </table:table-cell>
          <table:table-cell office:value-type="string" calcext:value-type="string">
            <text:p>partdiff - gcc</text:p>
          </table:table-cell>
          <table:table-cell office:value-type="string" calcext:value-type="string">
            <text:p>partdiff_blatt3_threaded – gcc</text:p>
          </table:table-cell>
          <table:table-cell office:value-type="string" calcext:value-type="string">
            <text:p>partdiff_orig – gc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.39959085384" calcext:value-type="float">
            <text:p>179.39959085384</text:p>
          </table:table-cell>
          <table:table-cell office:value-type="float" office:value="175.72608776044" calcext:value-type="float">
            <text:p>175.72608776044</text:p>
          </table:table-cell>
          <table:table-cell office:value-type="float" office:value="172.19151149064" calcext:value-type="float">
            <text:p>172.19151149064</text:p>
          </table:table-cell>
          <table:table-cell office:value-type="float" office:value="171.31972296214" calcext:value-type="float">
            <text:p>171.31972296214</text:p>
          </table:table-cell>
          <table:table-cell office:value-type="float" office:value="35.17350047884" calcext:value-type="float">
            <text:p>35.17350047884</text:p>
          </table:table-cell>
          <table:table-cell office:value-type="float" office:value="171.67720489554" calcext:value-type="float">
            <text:p>171.677204895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.49036261484" calcext:value-type="float">
            <text:p>90.49036261484</text:p>
          </table:table-cell>
          <table:table-cell office:value-type="float" office:value="88.74163652064" calcext:value-type="float">
            <text:p>88.74163652064</text:p>
          </table:table-cell>
          <table:table-cell office:value-type="float" office:value="172.19151149064" calcext:value-type="float">
            <text:p>172.19151149064</text:p>
          </table:table-cell>
          <table:table-cell office:value-type="float" office:value="86.32766707104" calcext:value-type="float">
            <text:p>86.32766707104</text:p>
          </table:table-cell>
          <table:table-cell office:value-type="float" office:value="18.27218406554" calcext:value-type="float">
            <text:p>18.27218406554</text:p>
          </table:table-cell>
          <table:table-cell office:value-type="float" office:value="171.67720489554" calcext:value-type="float">
            <text:p>171.677204895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.98463024794" calcext:value-type="float">
            <text:p>60.98463024794</text:p>
          </table:table-cell>
          <table:table-cell office:value-type="float" office:value="59.77286485794" calcext:value-type="float">
            <text:p>59.77286485794</text:p>
          </table:table-cell>
          <table:table-cell office:value-type="float" office:value="172.19151149064" calcext:value-type="float">
            <text:p>172.19151149064</text:p>
          </table:table-cell>
          <table:table-cell office:value-type="float" office:value="58.20391471184" calcext:value-type="float">
            <text:p>58.20391471184</text:p>
          </table:table-cell>
          <table:table-cell office:value-type="float" office:value="12.69354787644" calcext:value-type="float">
            <text:p>12.69354787644</text:p>
          </table:table-cell>
          <table:table-cell office:value-type="float" office:value="171.67720489554" calcext:value-type="float">
            <text:p>171.677204895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.30536285684" calcext:value-type="float">
            <text:p>31.30536285684</text:p>
          </table:table-cell>
          <table:table-cell office:value-type="float" office:value="30.95138420764" calcext:value-type="float">
            <text:p>30.95138420764</text:p>
          </table:table-cell>
          <table:table-cell office:value-type="float" office:value="172.19151149064" calcext:value-type="float">
            <text:p>172.19151149064</text:p>
          </table:table-cell>
          <table:table-cell office:value-type="float" office:value="30.02385867624" calcext:value-type="float">
            <text:p>30.02385867624</text:p>
          </table:table-cell>
          <table:table-cell office:value-type="float" office:value="7.41312455584" calcext:value-type="float">
            <text:p>7.41312455584</text:p>
          </table:table-cell>
          <table:table-cell office:value-type="float" office:value="171.67720489554" calcext:value-type="float">
            <text:p>171.677204895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.17108462714" calcext:value-type="float">
            <text:p>17.17108462714</text:p>
          </table:table-cell>
          <table:table-cell office:value-type="float" office:value="17.16833672074" calcext:value-type="float">
            <text:p>17.16833672074</text:p>
          </table:table-cell>
          <table:table-cell office:value-type="float" office:value="172.19151149064" calcext:value-type="float">
            <text:p>172.19151149064</text:p>
          </table:table-cell>
          <table:table-cell office:value-type="float" office:value="16.57227787534" calcext:value-type="float">
            <text:p>16.57227787534</text:p>
          </table:table-cell>
          <table:table-cell office:value-type="float" office:value="6.59083816754" calcext:value-type="float">
            <text:p>6.59083816754</text:p>
          </table:table-cell>
          <table:table-cell office:value-type="float" office:value="171.67720489554" calcext:value-type="float">
            <text:p>171.677204895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75244010994" calcext:value-type="float">
            <text:p>15.75244010994</text:p>
          </table:table-cell>
          <table:table-cell office:value-type="float" office:value="15.66766768944" calcext:value-type="float">
            <text:p>15.66766768944</text:p>
          </table:table-cell>
          <table:table-cell office:value-type="float" office:value="172.19151149064" calcext:value-type="float">
            <text:p>172.19151149064</text:p>
          </table:table-cell>
          <table:table-cell office:value-type="float" office:value="14.97475997204" calcext:value-type="float">
            <text:p>14.97475997204</text:p>
          </table:table-cell>
          <table:table-cell office:value-type="float" office:value="6.57473246744" calcext:value-type="float">
            <text:p>6.57473246744</text:p>
          </table:table-cell>
          <table:table-cell office:value-type="float" office:value="171.67720489554" calcext:value-type="float">
            <text:p>171.677204895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.59636255804" calcext:value-type="float">
            <text:p>13.59636255804</text:p>
          </table:table-cell>
          <table:table-cell office:value-type="float" office:value="13.43685195684" calcext:value-type="float">
            <text:p>13.43685195684</text:p>
          </table:table-cell>
          <table:table-cell office:value-type="float" office:value="172.19151149064" calcext:value-type="float">
            <text:p>172.19151149064</text:p>
          </table:table-cell>
          <table:table-cell office:value-type="float" office:value="12.71239818884" calcext:value-type="float">
            <text:p>12.71239818884</text:p>
          </table:table-cell>
          <table:table-cell office:value-type="float" office:value="6.46202157794" calcext:value-type="float">
            <text:p>6.46202157794</text:p>
          </table:table-cell>
          <table:table-cell office:value-type="float" office:value="171.67720489554" calcext:value-type="float">
            <text:p>171.67720489554</text:p>
          </table:table-cell>
        </table:table-row>
      </table:table>
      <table:named-expressions/>
      <table:database-ranges>
        <table:database-range table:name="__Anonymous_Sheet_DB__0" table:target-range-address="bench.A1:bench.J3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heet2.A1:Sheet2.G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02T09:20:04.260709803</dc:date>
    <dc:creator>Philipp David</dc:creator>
    <meta:editing-duration>PT10M</meta:editing-duration>
    <meta:editing-cycles>1</meta:editing-cycles>
    <meta:generator>LibreOffice/7.1.3.2$Linux_X86_64 LibreOffice_project/10$Build-2</meta:generator>
    <meta:document-statistic meta:table-count="2" meta:cell-count="36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401cm" svg:height="17.959cm" xlink:href=".." xlink:type="simple" chart:class="chart:bar" chart:column-mapping="0 1 3 4 5 2" chart:style-name="ch1">
        <chart:title svg:x="7.907cm" svg:y="0.495cm" chart:style-name="ch2">
          <text:p>Vergleich Threads, Programmversion, Compiler</text:p>
        </chart:title>
        <chart:legend chart:legend-position="end" svg:x="19.242cm" svg:y="7.435cm" style:legend-expansion="high" chart:style-name="ch3"/>
        <chart:plot-area chart:style-name="ch4" table:cell-range-address="Sheet2.A1:Sheet2.G8" chart:data-source-has-labels="both" svg:x="1.519cm" svg:y="1.633cm" svg:width="17.215cm" svg:height="14.986cm">
          <chart:coordinate-region svg:x="2.326cm" svg:y="1.832cm" svg:width="16.408cm" svg:height="14.14cm"/>
          <chart:axis chart:dimension="x" chart:name="primary-x" chart:style-name="ch5" chartooo:axis-type="auto">
            <chartooo:date-scale/>
            <chart:title svg:x="9.473cm" svg:y="16.978cm" chart:style-name="ch6">
              <text:p>Threads</text:p>
            </chart:title>
            <chart:categories table:cell-range-address="Sheet2.A2:Sheet2.A8"/>
          </chart:axis>
          <chart:axis chart:dimension="y" chart:name="primary-y" chart:style-name="ch7">
            <chart:title svg:x="0.451cm" svg:y="9.739cm" chart:style-name="ch8">
              <text:p>Zeit in s</text:p>
            </chart:title>
            <chart:grid chart:style-name="ch9" chart:class="major"/>
          </chart:axis>
          <chart:series chart:style-name="ch10" chart:values-cell-range-address="Sheet2.B2:Sheet2.B8" chart:label-cell-address="Sheet2.B1:Sheet2.B1" chart:class="chart:bar">
            <chart:data-point chart:repeated="7"/>
          </chart:series>
          <chart:series chart:style-name="ch11" chart:values-cell-range-address="Sheet2.C2:Sheet2.C8" chart:label-cell-address="Sheet2.C1:Sheet2.C1" chart:class="chart:bar">
            <chart:data-point chart:repeated="7"/>
          </chart:series>
          <chart:series chart:style-name="ch12" chart:values-cell-range-address="Sheet2.E2:Sheet2.E8" chart:label-cell-address="Sheet2.E1:Sheet2.E1" chart:class="chart:bar">
            <chart:data-point chart:repeated="7"/>
          </chart:series>
          <chart:series chart:style-name="ch13" chart:values-cell-range-address="Sheet2.F2:Sheet2.F8" chart:label-cell-address="Sheet2.F1:Sheet2.F1" chart:class="chart:bar">
            <chart:data-point chart:repeated="7"/>
          </chart:series>
          <chart:series chart:style-name="ch14" chart:values-cell-range-address="Sheet2.G2:Sheet2.G8" chart:label-cell-address="Sheet2.G1:Sheet2.G1" chart:class="chart:line">
            <chart:data-point chart:repeated="7"/>
          </chart:series>
          <chart:series chart:style-name="ch15" chart:values-cell-range-address="Sheet2.D2:Sheet2.D8" chart:label-cell-address="Sheet2.D1:Sheet2.D1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diff - clang</text:p>
                <draw:g>
                  <svg:desc>Sheet2.B1:Sheet2.B1</svg:desc>
                </draw:g>
              </table:table-cell>
              <table:table-cell office:value-type="string">
                <text:p>partdiff_blatt3_threaded – clang</text:p>
                <draw:g>
                  <svg:desc>Sheet2.C1:Sheet2.C1</svg:desc>
                </draw:g>
              </table:table-cell>
              <table:table-cell office:value-type="string">
                <text:p>partdiff - gcc</text:p>
                <draw:g>
                  <svg:desc>Sheet2.E1:Sheet2.E1</svg:desc>
                </draw:g>
              </table:table-cell>
              <table:table-cell office:value-type="string">
                <text:p>partdiff_blatt3_threaded – gcc</text:p>
                <draw:g>
                  <svg:desc>Sheet2.F1:Sheet2.F1</svg:desc>
                </draw:g>
              </table:table-cell>
              <table:table-cell office:value-type="string">
                <text:p>partdiff_orig – gcc</text:p>
                <draw:g>
                  <svg:desc>Sheet2.G1:Sheet2.G1</svg:desc>
                </draw:g>
              </table:table-cell>
              <table:table-cell office:value-type="string">
                <text:p>partdiff_orig – clang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2.A2:Sheet2.A8</svg:desc>
                </draw:g>
              </table:table-cell>
              <table:table-cell office:value-type="float" office:value="179.39959085384">
                <text:p>179.39959085384</text:p>
                <draw:g>
                  <svg:desc>Sheet2.B2:Sheet2.B8</svg:desc>
                </draw:g>
              </table:table-cell>
              <table:table-cell office:value-type="float" office:value="175.72608776044">
                <text:p>175.72608776044</text:p>
                <draw:g>
                  <svg:desc>Sheet2.C2:Sheet2.C8</svg:desc>
                </draw:g>
              </table:table-cell>
              <table:table-cell office:value-type="float" office:value="171.31972296214">
                <text:p>171.31972296214</text:p>
                <draw:g>
                  <svg:desc>Sheet2.E2:Sheet2.E8</svg:desc>
                </draw:g>
              </table:table-cell>
              <table:table-cell office:value-type="float" office:value="35.17350047884">
                <text:p>35.17350047884</text:p>
                <draw:g>
                  <svg:desc>Sheet2.F2:Sheet2.F8</svg:desc>
                </draw:g>
              </table:table-cell>
              <table:table-cell office:value-type="float" office:value="171.67720489554">
                <text:p>171.67720489554</text:p>
                <draw:g>
                  <svg:desc>Sheet2.G2:Sheet2.G8</svg:desc>
                </draw:g>
              </table:table-cell>
              <table:table-cell office:value-type="float" office:value="172.19151149064">
                <text:p>172.19151149064</text:p>
                <draw:g>
                  <svg:desc>Sheet2.D2:Sheet2.D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0.49036261484">
                <text:p>90.49036261484</text:p>
              </table:table-cell>
              <table:table-cell office:value-type="float" office:value="88.74163652064">
                <text:p>88.74163652064</text:p>
              </table:table-cell>
              <table:table-cell office:value-type="float" office:value="86.32766707104">
                <text:p>86.32766707104</text:p>
              </table:table-cell>
              <table:table-cell office:value-type="float" office:value="18.27218406554">
                <text:p>18.27218406554</text:p>
              </table:table-cell>
              <table:table-cell office:value-type="float" office:value="171.67720489554">
                <text:p>171.67720489554</text:p>
              </table:table-cell>
              <table:table-cell office:value-type="float" office:value="172.19151149064">
                <text:p>172.1915114906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0.98463024794">
                <text:p>60.98463024794</text:p>
              </table:table-cell>
              <table:table-cell office:value-type="float" office:value="59.77286485794">
                <text:p>59.77286485794</text:p>
              </table:table-cell>
              <table:table-cell office:value-type="float" office:value="58.20391471184">
                <text:p>58.20391471184</text:p>
              </table:table-cell>
              <table:table-cell office:value-type="float" office:value="12.69354787644">
                <text:p>12.69354787644</text:p>
              </table:table-cell>
              <table:table-cell office:value-type="float" office:value="171.67720489554">
                <text:p>171.67720489554</text:p>
              </table:table-cell>
              <table:table-cell office:value-type="float" office:value="172.19151149064">
                <text:p>172.1915114906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1.30536285684">
                <text:p>31.30536285684</text:p>
              </table:table-cell>
              <table:table-cell office:value-type="float" office:value="30.95138420764">
                <text:p>30.95138420764</text:p>
              </table:table-cell>
              <table:table-cell office:value-type="float" office:value="30.02385867624">
                <text:p>30.02385867624</text:p>
              </table:table-cell>
              <table:table-cell office:value-type="float" office:value="7.41312455584">
                <text:p>7.41312455584</text:p>
              </table:table-cell>
              <table:table-cell office:value-type="float" office:value="171.67720489554">
                <text:p>171.67720489554</text:p>
              </table:table-cell>
              <table:table-cell office:value-type="float" office:value="172.19151149064">
                <text:p>172.1915114906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7.17108462714">
                <text:p>17.17108462714</text:p>
              </table:table-cell>
              <table:table-cell office:value-type="float" office:value="17.16833672074">
                <text:p>17.16833672074</text:p>
              </table:table-cell>
              <table:table-cell office:value-type="float" office:value="16.57227787534">
                <text:p>16.57227787534</text:p>
              </table:table-cell>
              <table:table-cell office:value-type="float" office:value="6.59083816754">
                <text:p>6.59083816754</text:p>
              </table:table-cell>
              <table:table-cell office:value-type="float" office:value="171.67720489554">
                <text:p>171.67720489554</text:p>
              </table:table-cell>
              <table:table-cell office:value-type="float" office:value="172.19151149064">
                <text:p>172.1915114906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5.75244010994">
                <text:p>15.75244010994</text:p>
              </table:table-cell>
              <table:table-cell office:value-type="float" office:value="15.66766768944">
                <text:p>15.66766768944</text:p>
              </table:table-cell>
              <table:table-cell office:value-type="float" office:value="14.97475997204">
                <text:p>14.97475997204</text:p>
              </table:table-cell>
              <table:table-cell office:value-type="float" office:value="6.57473246744">
                <text:p>6.57473246744</text:p>
              </table:table-cell>
              <table:table-cell office:value-type="float" office:value="171.67720489554">
                <text:p>171.67720489554</text:p>
              </table:table-cell>
              <table:table-cell office:value-type="float" office:value="172.19151149064">
                <text:p>172.1915114906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3.59636255804">
                <text:p>13.59636255804</text:p>
              </table:table-cell>
              <table:table-cell office:value-type="float" office:value="13.43685195684">
                <text:p>13.43685195684</text:p>
              </table:table-cell>
              <table:table-cell office:value-type="float" office:value="12.71239818884">
                <text:p>12.71239818884</text:p>
              </table:table-cell>
              <table:table-cell office:value-type="float" office:value="6.46202157794">
                <text:p>6.46202157794</text:p>
              </table:table-cell>
              <table:table-cell office:value-type="float" office:value="171.67720489554">
                <text:p>171.67720489554</text:p>
              </table:table-cell>
              <table:table-cell office:value-type="float" office:value="172.19151149064">
                <text:p>172.191511490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